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5.81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92.81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4"/>
    <style:style style:name="ce7" style:family="table-cell" style:parent-style-name="Default" style:data-style-name="N123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104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CAP CER 10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66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106K125AB</text:p>
          </table:table-cell>
          <table:table-cell office:value-type="float" office:value="12" calcext:value-type="float">
            <text:p>1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2.2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588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225K085AA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9" calcext:value-type="float">
            <text:p>49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10000P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10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3K080AA</text:p>
          </table:table-cell>
          <table:table-cell office:value-type="float" office:value="10" calcext:value-type="float">
            <text:p>10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3900PF 50V 10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98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392K080A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2200PF 2KV 10% X7R 18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38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4532X7R3D222K130K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100UF 10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777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107K010R0100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10UF 35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3337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106K035R0125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47UF 20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920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476K020R0075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Misc Chip Resistors …</text:p>
          </table:table-cell>
          <table:table-cell table:number-columns-repeated="5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N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3-L-D-A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HEADER 80POS R/A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M15351-N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N3432-D302R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54MM CGRID HDR 10CKT GOL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3478-ND</text:p>
          </table:table-cell>
          <table:table-cell office:value-type="string" calcext:value-type="string">
            <text:p>Molex, LLC</text:p>
          </table:table-cell>
          <table:table-cell office:value-type="float" office:value="702461004" calcext:value-type="float">
            <text:p>70246100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Data S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DAC 12BIT OCT 5V REF 16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628ARUZ-2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628ARUZ-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OPAMP DIFF 95MHZ RRO 38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315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HS4524IDBTR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ADC 10BIT SRL 40MSPS 6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9219ABCPZ-40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9219ABCPZ-40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OPAMP GP 3MHZ RRO 14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8534ARUZ-REELCT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8534ARUZ-REE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C LED Driver Linear 45mA 24-SSOP/Q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8098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282DBQ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LED 565NM WTR CLR GREEN 1206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L-LX1206GC-TR</text:p>
          </table:table-cell>
          <table:table-cell office:value-type="string" calcext:value-type="string">
            <text:p>Lumex Opto/Components Inc.</text:p>
          </table:table-cell>
          <table:table-cell office:value-type="string" calcext:value-type="string">
            <text:p>67-1357-1-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OX ALUM 6.3X6.50X1.20 R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M1414-ND</text:p>
          </table:table-cell>
          <table:table-cell office:value-type="string" calcext:value-type="string">
            <text:p>Hammond Manufacturing</text:p>
          </table:table-cell>
          <table:table-cell office:value-type="string" calcext:value-type="string">
            <text:p>1455R1601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FULL BRIDGE RECT 8-UDF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MLU1210TW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MLU1210TW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ITCH ROCKER DPST 16A 125V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CKN2062-ND</text:p>
          </table:table-cell>
          <table:table-cell table:style-name="ce4" office:value-type="string" calcext:value-type="string">
            <text:p>C&amp;K Components</text:p>
          </table:table-cell>
          <table:table-cell table:style-name="ce4" office:value-type="string" calcext:value-type="string">
            <text:p>DF62J12S2AHQA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7"/>
          <table:table-cell table:style-name="ce8"/>
          <table:table-cell table:style-name="ce4" table:number-columns-repeated="1015"/>
        </table:table-row>
        <table:table-row table:style-name="ro1">
          <table:table-cell office:value-type="string" calcext:value-type="string">
            <text:p>IC REG LDO 1.8V 1.5A DDPA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1086ISX-1.8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086ISX-1.8/NOP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REG BUCK ADJ 3.5A 10DF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913EDD#PBF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913EDD#PB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 SCHOTTKY 40V 3A 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BRA340T3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A340T3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ED IND 5.6UH 3.2A 22 MOHM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6477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SLF10145T-5R6M3R2-P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H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Y TELECOM SPDT 2A 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B1249CT-ND</text:p>
          </table:table-cell>
          <table:table-cell office:value-type="string" calcext:value-type="string">
            <text:p>TE Connectivity Potter &amp; Brumfield Relays</text:p>
          </table:table-cell>
          <table:table-cell office:value-type="string" calcext:value-type="string">
            <text:p>1462042-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SHV JACK STR S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4669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51494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 Quick Connect Tab 0.187" (4.75mm) S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0449CT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217133-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 Quick Connect Receptacle 14-16 AWG 0.187" (4.75mm) Cri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7813CT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520124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VS DIODE 75VWM 121VC 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AJ75ALFCT-ND</text:p>
          </table:table-cell>
          <table:table-cell office:value-type="string" calcext:value-type="string">
            <text:p>Littelfuse Inc.</text:p>
          </table:table-cell>
          <table:table-cell office:value-type="string" calcext:value-type="string">
            <text:p>SMAJ75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 NPN 45V 0.5A SOT-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C817-40LT1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BC817-40LT1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COMPARATOR 2.4V REF SOT-23-6</text:p>
          </table:table-cell>
          <table:table-cell office:value-type="string" calcext:value-type="string">
            <text:p>Digikey</text:p>
          </table:table-cell>
          <table:table-cell table:style-name="ce5" office:value-type="string" calcext:value-type="string">
            <text:p>MCP65R41T-2402E/CHY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TRANS NPN 40V 0.6A SOT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2222ATPMSCT-ND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MMBT2222A-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FAN AXIAL 40X10MM VAPO 5VDC WIR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59-1565-ND</text:p>
          </table:table-cell>
          <table:table-cell office:value-type="string" calcext:value-type="string">
            <text:p>Sunon Fans</text:p>
          </table:table-cell>
          <table:table-cell office:value-type="string" calcext:value-type="string">
            <text:p>MB40100V2-000U-A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ISTOR NTC 10K OHM 1%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55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TCG163JF103FT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HEADER VERT 2POS .100 T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921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RECEPT 2POS 22AWG MTA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31080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640440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CBI 3MM BI-LEVEL R,Y,O,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50-3555-ND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690101372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5:51:09.397345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1T16:10:19.337174467</dc:date>
    <meta:generator>LibreOffice/5.0.1.2.0$Linux_X86_64 LibreOffice_project/00m0$Build-2</meta:generator>
    <meta:editing-duration>P1DT17H56M44S</meta:editing-duration>
    <meta:editing-cycles>51</meta:editing-cycles>
    <meta:document-statistic meta:table-count="1" meta:cell-count="282" meta:object-count="0"/>
  </office:meta>
</office:document-meta>
</file>